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5]-[.A55]" office:value-type="time" office:time-value="-PT00H50M00S" calcext:value-type="time">
            <text:p>23:10:00</text:p>
          </table:table-cell>
          <table:table-cell table:style-name="ce7" table:formula="of:=[.C55]+[.D54]" office:value-type="time" office:time-value="PT19H50M59.999999S" calcext:value-type="time">
            <text:p>19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19H55M59.999999S" calcext:value-type="time">
            <text:p>19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8:27:49.4675801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7T08:28:32.352377024</dc:date>
    <meta:editing-cycles>76</meta:editing-cycles>
    <meta:editing-duration>PT11H44M12S</meta:editing-duration>
    <meta:generator>LibreOffice/7.2.5.2.0$Linux_X86_64 LibreOffice_project/20$Build-2</meta:generator>
    <meta:document-statistic meta:table-count="1" meta:cell-count="266" meta:object-count="0"/>
    <meta:user-defined meta:name="AppVersion">15.0000</meta:user-defined>
  </office:meta>
</office:document-meta>
</file>